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dragonizer_draw_pthread_26" table:style-name="ta1">
        <table:shapes>
          <draw:frame draw:z-index="0" draw:style-name="gr1" draw:text-style-name="P1" svg:width="159.99mm" svg:height="89.99mm" svg:x="337.88mm" svg:y="161.88mm">
            <draw:object draw:notify-on-update-of-ranges="time_dragonizer_draw_pthread_26.A30:time_dragonizer_draw_pthread_26.A37 time_dragonizer_draw_pthread_26.E29:time_dragonizer_draw_pthread_26.E29 time_dragonizer_draw_pthread_26.E30:time_dragonizer_draw_pthread_26.E37 time_dragonizer_draw_pthread_26.A43:time_dragonizer_draw_pthread_26.A50 time_dragonizer_draw_pthread_26.E42:time_dragonizer_draw_pthread_26.E42 time_dragonizer_draw_pthread_26.E43:time_dragonizer_draw_pthread_26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8.85mm" svg:y="155.5mm">
            <draw:object draw:notify-on-update-of-ranges="time_dragonizer_draw_pthread_26.A44:time_dragonizer_draw_pthread_26.A50 time_dragonizer_draw_pthread_26.F42:time_dragonizer_draw_pthread_26.F42 time_dragonizer_draw_pthread_26.F44:time_dragonizer_draw_pthread_26.F50 time_dragonizer_draw_pthread_26.A31:time_dragonizer_draw_pthread_26.A37 time_dragonizer_draw_pthread_26.F29:time_dragonizer_draw_pthread_26.F29 time_dragonizer_draw_pthread_26.F31:time_dragonizer_draw_pthread_26.F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42.81mm" svg:y="44.91mm">
            <draw:object draw:notify-on-update-of-ranges="time_dragonizer_draw_pthread_26.A3:time_dragonizer_draw_pthread_26.A10 time_dragonizer_draw_pthread_26.E29:time_dragonizer_draw_pthread_26.E29 time_dragonizer_draw_pthread_26.E13:time_dragonizer_draw_pthread_26.E20 time_dragonizer_draw_pthread_26.A3:time_dragonizer_draw_pthread_26.A10 time_dragonizer_draw_pthread_26.E42:time_dragonizer_draw_pthread_26.E42 time_dragonizer_draw_pthread_26.E3:time_dragonizer_draw_pthread_26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59.17mm" svg:y="37.99mm">
            <draw:object draw:notify-on-update-of-ranges="time_dragonizer_draw_pthread_26.A4:time_dragonizer_draw_pthread_26.A10 time_dragonizer_draw_pthread_26.F42:time_dragonizer_draw_pthread_26.F42 time_dragonizer_draw_pthread_26.F4:time_dragonizer_draw_pthread_26.F10 time_dragonizer_draw_pthread_26.A14:time_dragonizer_draw_pthread_26.A20 time_dragonizer_draw_pthread_26.F29:time_dragonizer_draw_pthread_26.F29 time_dragonizer_draw_pthread_26.F14:time_dragonizer_draw_pthread_26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md=draw lib=pthread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pthread</text:p>
          </table:table-cell>
          <table:table-cell office:value-type="string" calcext:value-type="string">
            <text:p>p(i)_pthr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" calcext:value-type="float">
            <text:p>0,262</text:p>
          </table:table-cell>
          <table:table-cell office:value-type="float" office:value="4.265" calcext:value-type="float">
            <text:p>4,265</text:p>
          </table:table-cell>
          <table:table-cell office:value-type="float" office:value="4.617" calcext:value-type="float">
            <text:p>4,617</text:p>
          </table:table-cell>
          <table:table-cell table:formula="of:=[.$D$23]/[.D3]" office:value-type="float" office:value="1.00888022525449" calcext:value-type="float">
            <text:p>1,00888022525449</text:p>
          </table:table-cell>
          <table:table-cell table:formula="of:=-[.A3]*([.D3]-[.$D$23]) / (([.A3]-1)*[.$D$23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,298</text:p>
          </table:table-cell>
          <table:table-cell office:value-type="float" office:value="4.33" calcext:value-type="float">
            <text:p>4,33</text:p>
          </table:table-cell>
          <table:table-cell office:value-type="float" office:value="2.43" calcext:value-type="float">
            <text:p>2,43</text:p>
          </table:table-cell>
          <table:table-cell table:formula="of:=[.$D$23]/[.D4]" office:value-type="float" office:value="1.91687242798354" calcext:value-type="float">
            <text:p>1,91687242798354</text:p>
          </table:table-cell>
          <table:table-cell table:formula="of:=-[.A4]*([.D4]-[.$D$23]) / (([.A4]-1)*[.$D$23])" office:value-type="float" office:value="0.956633748389867" calcext:value-type="float">
            <text:p>0,9566337483898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" calcext:value-type="float">
            <text:p>0,315</text:p>
          </table:table-cell>
          <table:table-cell office:value-type="float" office:value="4.658" calcext:value-type="float">
            <text:p>4,658</text:p>
          </table:table-cell>
          <table:table-cell office:value-type="float" office:value="1.813" calcext:value-type="float">
            <text:p>1,813</text:p>
          </table:table-cell>
          <table:table-cell table:formula="of:=[.$D$23]/[.D5]" office:value-type="float" office:value="2.569222283508" calcext:value-type="float">
            <text:p>2,569222283508</text:p>
          </table:table-cell>
          <table:table-cell table:formula="of:=-[.A5]*([.D5]-[.$D$23]) / (([.A5]-1)*[.$D$23])" office:value-type="float" office:value="0.91616573636754" calcext:value-type="float">
            <text:p>0,91616573636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7" calcext:value-type="float">
            <text:p>0,327</text:p>
          </table:table-cell>
          <table:table-cell office:value-type="float" office:value="4.708" calcext:value-type="float">
            <text:p>4,708</text:p>
          </table:table-cell>
          <table:table-cell office:value-type="float" office:value="1.417" calcext:value-type="float">
            <text:p>1,417</text:p>
          </table:table-cell>
          <table:table-cell table:formula="of:=[.$D$23]/[.D6]" office:value-type="float" office:value="3.28722653493296" calcext:value-type="float">
            <text:p>3,28722653493296</text:p>
          </table:table-cell>
          <table:table-cell table:formula="of:=-[.A6]*([.D6]-[.$D$23]) / (([.A6]-1)*[.$D$23])" office:value-type="float" office:value="0.927722913983112" calcext:value-type="float">
            <text:p>0,927722913983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,33</text:p>
          </table:table-cell>
          <table:table-cell office:value-type="float" office:value="4.653" calcext:value-type="float">
            <text:p>4,653</text:p>
          </table:table-cell>
          <table:table-cell office:value-type="float" office:value="1.652" calcext:value-type="float">
            <text:p>1,652</text:p>
          </table:table-cell>
          <table:table-cell table:formula="of:=[.$D$23]/[.D7]" office:value-type="float" office:value="2.81961259079903" calcext:value-type="float">
            <text:p>2,81961259079903</text:p>
          </table:table-cell>
          <table:table-cell table:formula="of:=-[.A7]*([.D7]-[.$D$23]) / (([.A7]-1)*[.$D$23])" office:value-type="float" office:value="0.806676685272649" calcext:value-type="float">
            <text:p>0,806676685272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2" calcext:value-type="float">
            <text:p>0,332</text:p>
          </table:table-cell>
          <table:table-cell office:value-type="float" office:value="4.702" calcext:value-type="float">
            <text:p>4,702</text:p>
          </table:table-cell>
          <table:table-cell office:value-type="float" office:value="1.482" calcext:value-type="float">
            <text:p>1,482</text:p>
          </table:table-cell>
          <table:table-cell table:formula="of:=[.$D$23]/[.D8]" office:value-type="float" office:value="3.14304993252362" calcext:value-type="float">
            <text:p>3,14304993252362</text:p>
          </table:table-cell>
          <table:table-cell table:formula="of:=-[.A8]*([.D8]-[.$D$23]) / (([.A8]-1)*[.$D$23])" office:value-type="float" office:value="0.818205238299699" calcext:value-type="float">
            <text:p>0,8182052382996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3" calcext:value-type="float">
            <text:p>0,343</text:p>
          </table:table-cell>
          <table:table-cell office:value-type="float" office:value="4.702" calcext:value-type="float">
            <text:p>4,702</text:p>
          </table:table-cell>
          <table:table-cell office:value-type="float" office:value="1.49" calcext:value-type="float">
            <text:p>1,49</text:p>
          </table:table-cell>
          <table:table-cell table:formula="of:=[.$D$23]/[.D9]" office:value-type="float" office:value="3.1261744966443" calcext:value-type="float">
            <text:p>3,1261744966443</text:p>
          </table:table-cell>
          <table:table-cell table:formula="of:=-[.A9]*([.D9]-[.$D$23]) / (([.A9]-1)*[.$D$23])" office:value-type="float" office:value="0.793473593817089" calcext:value-type="float">
            <text:p>0,793473593817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" calcext:value-type="float">
            <text:p>0,332</text:p>
          </table:table-cell>
          <table:table-cell office:value-type="float" office:value="4.723" calcext:value-type="float">
            <text:p>4,723</text:p>
          </table:table-cell>
          <table:table-cell office:value-type="float" office:value="1.47" calcext:value-type="float">
            <text:p>1,47</text:p>
          </table:table-cell>
          <table:table-cell table:formula="of:=[.$D$23]/[.D10]" office:value-type="float" office:value="3.1687074829932" calcext:value-type="float">
            <text:p>3,1687074829932</text:p>
          </table:table-cell>
          <table:table-cell table:formula="of:=-[.A10]*([.D10]-[.$D$23]) / (([.A10]-1)*[.$D$23])" office:value-type="float" office:value="0.782187327485739" calcext:value-type="float">
            <text:p>0,782187327485739</text:p>
          </table:table-cell>
        </table:table-row>
        <table:table-row table:style-name="ro1">
          <table:table-cell office:value-type="string" calcext:value-type="string">
            <text:p>cmd=draw lib=tbb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tbb</text:p>
          </table:table-cell>
          <table:table-cell office:value-type="string" calcext:value-type="string">
            <text:p>p(i)_tb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8.793" calcext:value-type="float">
            <text:p>8,793</text:p>
          </table:table-cell>
          <table:table-cell office:value-type="float" office:value="9.163" calcext:value-type="float">
            <text:p>9,163</text:p>
          </table:table-cell>
          <table:table-cell table:formula="of:=[.$D$23]/[.D13]" office:value-type="float" office:value="0.50834879406308" calcext:value-type="float">
            <text:p>0,50834879406308</text:p>
          </table:table-cell>
          <table:table-cell table:formula="of:=-[.A13]*([.D13]-[.$D$23]) / (([.A13]-1)*[.$D$23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,305</text:p>
          </table:table-cell>
          <table:table-cell office:value-type="float" office:value="9.115" calcext:value-type="float">
            <text:p>9,115</text:p>
          </table:table-cell>
          <table:table-cell office:value-type="float" office:value="4.825" calcext:value-type="float">
            <text:p>4,825</text:p>
          </table:table-cell>
          <table:table-cell table:formula="of:=[.$D$23]/[.D14]" office:value-type="float" office:value="0.965388601036269" calcext:value-type="float">
            <text:p>0,965388601036269</text:p>
          </table:table-cell>
          <table:table-cell table:formula="of:=-[.A14]*([.D14]-[.$D$23]) / (([.A14]-1)*[.$D$23])" office:value-type="float" office:value="-0.0717045942464576" calcext:value-type="float">
            <text:p>-0,071704594246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,317</text:p>
          </table:table-cell>
          <table:table-cell office:value-type="float" office:value="9.673" calcext:value-type="float">
            <text:p>9,673</text:p>
          </table:table-cell>
          <table:table-cell office:value-type="float" office:value="3.453" calcext:value-type="float">
            <text:p>3,453</text:p>
          </table:table-cell>
          <table:table-cell table:formula="of:=[.$D$23]/[.D15]" office:value-type="float" office:value="1.34897190848538" calcext:value-type="float">
            <text:p>1,34897190848538</text:p>
          </table:table-cell>
          <table:table-cell table:formula="of:=-[.A15]*([.D15]-[.$D$23]) / (([.A15]-1)*[.$D$23])" office:value-type="float" office:value="0.388042078145127" calcext:value-type="float">
            <text:p>0,388042078145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,333</text:p>
          </table:table-cell>
          <table:table-cell office:value-type="float" office:value="9.812" calcext:value-type="float">
            <text:p>9,812</text:p>
          </table:table-cell>
          <table:table-cell office:value-type="float" office:value="2.663" calcext:value-type="float">
            <text:p>2,663</text:p>
          </table:table-cell>
          <table:table-cell table:formula="of:=[.$D$23]/[.D16]" office:value-type="float" office:value="1.74915508824634" calcext:value-type="float">
            <text:p>1,74915508824634</text:p>
          </table:table-cell>
          <table:table-cell table:formula="of:=-[.A16]*([.D16]-[.$D$23]) / (([.A16]-1)*[.$D$23])" office:value-type="float" office:value="0.571060541004723" calcext:value-type="float">
            <text:p>0,571060541004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,345</text:p>
          </table:table-cell>
          <table:table-cell office:value-type="float" office:value="9.825" calcext:value-type="float">
            <text:p>9,825</text:p>
          </table:table-cell>
          <table:table-cell office:value-type="float" office:value="2.675" calcext:value-type="float">
            <text:p>2,675</text:p>
          </table:table-cell>
          <table:table-cell table:formula="of:=[.$D$23]/[.D17]" office:value-type="float" office:value="1.74130841121495" calcext:value-type="float">
            <text:p>1,74130841121495</text:p>
          </table:table-cell>
          <table:table-cell table:formula="of:=-[.A17]*([.D17]-[.$D$23]) / (([.A17]-1)*[.$D$23])" office:value-type="float" office:value="0.532148990983255" calcext:value-type="float">
            <text:p>0,532148990983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,333</text:p>
          </table:table-cell>
          <table:table-cell office:value-type="float" office:value="9.855" calcext:value-type="float">
            <text:p>9,855</text:p>
          </table:table-cell>
          <table:table-cell office:value-type="float" office:value="2.702" calcext:value-type="float">
            <text:p>2,702</text:p>
          </table:table-cell>
          <table:table-cell table:formula="of:=[.$D$23]/[.D18]" office:value-type="float" office:value="1.7239082161362" calcext:value-type="float">
            <text:p>1,7239082161362</text:p>
          </table:table-cell>
          <table:table-cell table:formula="of:=-[.A18]*([.D18]-[.$D$23]) / (([.A18]-1)*[.$D$23])" office:value-type="float" office:value="0.50390725633319" calcext:value-type="float">
            <text:p>0,50390725633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3" calcext:value-type="float">
            <text:p>0,343</text:p>
          </table:table-cell>
          <table:table-cell office:value-type="float" office:value="9.865" calcext:value-type="float">
            <text:p>9,865</text:p>
          </table:table-cell>
          <table:table-cell office:value-type="float" office:value="2.693" calcext:value-type="float">
            <text:p>2,693</text:p>
          </table:table-cell>
          <table:table-cell table:formula="of:=[.$D$23]/[.D19]" office:value-type="float" office:value="1.72966951355366" calcext:value-type="float">
            <text:p>1,72966951355366</text:p>
          </table:table-cell>
          <table:table-cell table:formula="of:=-[.A19]*([.D19]-[.$D$23]) / (([.A19]-1)*[.$D$23])" office:value-type="float" office:value="0.492164018892229" calcext:value-type="float">
            <text:p>0,49216401889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,37</text:p>
          </table:table-cell>
          <table:table-cell office:value-type="float" office:value="9.855" calcext:value-type="float">
            <text:p>9,855</text:p>
          </table:table-cell>
          <table:table-cell office:value-type="float" office:value="2.7" calcext:value-type="float">
            <text:p>2,7</text:p>
          </table:table-cell>
          <table:table-cell table:formula="of:=[.$D$23]/[.D20]" office:value-type="float" office:value="1.72518518518519" calcext:value-type="float">
            <text:p>1,72518518518519</text:p>
          </table:table-cell>
          <table:table-cell table:formula="of:=-[.A20]*([.D20]-[.$D$23]) / (([.A20]-1)*[.$D$23])" office:value-type="float" office:value="0.480402379930074" calcext:value-type="float">
            <text:p>0,480402379930074</text:p>
          </table:table-cell>
        </table:table-row>
        <table:table-row table:style-name="ro1">
          <table:table-cell office:value-type="string" calcext:value-type="string">
            <text:p>cmd=draw lib=serial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7" calcext:value-type="float">
            <text:p>0,257</text:p>
          </table:table-cell>
          <table:table-cell office:value-type="float" office:value="4.315" calcext:value-type="float">
            <text:p>4,315</text:p>
          </table:table-cell>
          <table:table-cell office:value-type="float" office:value="4.658" calcext:value-type="float">
            <text:p>4,65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md=limits lib=tbb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tbb</text:p>
          </table:table-cell>
          <table:table-cell office:value-type="string" calcext:value-type="string">
            <text:p>p(i)_tb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5" calcext:value-type="float">
            <text:p>1,405</text:p>
          </table:table-cell>
          <table:table-cell office:value-type="float" office:value="1.408" calcext:value-type="float">
            <text:p>1,408</text:p>
          </table:table-cell>
          <table:table-cell table:formula="of:=[.$D$40]/[.D30]" office:value-type="float" office:value="1.03125" calcext:value-type="float">
            <text:p>1,03125</text:p>
          </table:table-cell>
          <table:table-cell table:formula="of:=-[.A30]*([.D30]-[.$D$40]) / (([.A30]-1)*[.$D$40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.462" calcext:value-type="float">
            <text:p>1,462</text:p>
          </table:table-cell>
          <table:table-cell office:value-type="float" office:value="0.732" calcext:value-type="float">
            <text:p>0,732</text:p>
          </table:table-cell>
          <table:table-cell table:formula="of:=[.$D$40]/[.D31]" office:value-type="float" office:value="1.98360655737705" calcext:value-type="float">
            <text:p>1,98360655737705</text:p>
          </table:table-cell>
          <table:table-cell table:formula="of:=-[.A31]*([.D31]-[.$D$40]) / (([.A31]-1)*[.$D$40])" office:value-type="float" office:value="0.991735537190083" calcext:value-type="float">
            <text:p>0,991735537190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527" calcext:value-type="float">
            <text:p>0,527</text:p>
          </table:table-cell>
          <table:table-cell table:formula="of:=[.$D$40]/[.D32]" office:value-type="float" office:value="2.75521821631879" calcext:value-type="float">
            <text:p>2,75521821631879</text:p>
          </table:table-cell>
          <table:table-cell table:formula="of:=-[.A32]*([.D32]-[.$D$40]) / (([.A32]-1)*[.$D$40])" office:value-type="float" office:value="0.955578512396694" calcext:value-type="float">
            <text:p>0,955578512396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93" calcext:value-type="float">
            <text:p>1,593</text:p>
          </table:table-cell>
          <table:table-cell office:value-type="float" office:value="0.407" calcext:value-type="float">
            <text:p>0,407</text:p>
          </table:table-cell>
          <table:table-cell table:formula="of:=[.$D$40]/[.D33]" office:value-type="float" office:value="3.56756756756757" calcext:value-type="float">
            <text:p>3,56756756756757</text:p>
          </table:table-cell>
          <table:table-cell table:formula="of:=-[.A33]*([.D33]-[.$D$40]) / (([.A33]-1)*[.$D$40])" office:value-type="float" office:value="0.95959595959596" calcext:value-type="float">
            <text:p>0,95959595959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97" calcext:value-type="float">
            <text:p>1,597</text:p>
          </table:table-cell>
          <table:table-cell office:value-type="float" office:value="0.407" calcext:value-type="float">
            <text:p>0,407</text:p>
          </table:table-cell>
          <table:table-cell table:formula="of:=[.$D$40]/[.D34]" office:value-type="float" office:value="3.56756756756757" calcext:value-type="float">
            <text:p>3,56756756756757</text:p>
          </table:table-cell>
          <table:table-cell table:formula="of:=-[.A34]*([.D34]-[.$D$40]) / (([.A34]-1)*[.$D$40])" office:value-type="float" office:value="0.899621212121212" calcext:value-type="float">
            <text:p>0,899621212121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03" calcext:value-type="float">
            <text:p>1,603</text:p>
          </table:table-cell>
          <table:table-cell office:value-type="float" office:value="0.412" calcext:value-type="float">
            <text:p>0,412</text:p>
          </table:table-cell>
          <table:table-cell table:formula="of:=[.$D$40]/[.D35]" office:value-type="float" office:value="3.52427184466019" calcext:value-type="float">
            <text:p>3,52427184466019</text:p>
          </table:table-cell>
          <table:table-cell table:formula="of:=-[.A35]*([.D35]-[.$D$40]) / (([.A35]-1)*[.$D$40])" office:value-type="float" office:value="0.859504132231405" calcext:value-type="float">
            <text:p>0,859504132231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 office:value-type="float" office:value="1.605" calcext:value-type="float">
            <text:p>1,605</text:p>
          </table:table-cell>
          <table:table-cell office:value-type="float" office:value="0.412" calcext:value-type="float">
            <text:p>0,412</text:p>
          </table:table-cell>
          <table:table-cell table:formula="of:=[.$D$40]/[.D36]" office:value-type="float" office:value="3.52427184466019" calcext:value-type="float">
            <text:p>3,52427184466019</text:p>
          </table:table-cell>
          <table:table-cell table:formula="of:=-[.A36]*([.D36]-[.$D$40]) / (([.A36]-1)*[.$D$40])" office:value-type="float" office:value="0.835629017447199" calcext:value-type="float">
            <text:p>0,835629017447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" calcext:value-type="float">
            <text:p>0,012</text:p>
          </table:table-cell>
          <table:table-cell office:value-type="float" office:value="1.617" calcext:value-type="float">
            <text:p>1,617</text:p>
          </table:table-cell>
          <table:table-cell office:value-type="float" office:value="0.418" calcext:value-type="float">
            <text:p>0,418</text:p>
          </table:table-cell>
          <table:table-cell table:formula="of:=[.$D$40]/[.D37]" office:value-type="float" office:value="3.47368421052632" calcext:value-type="float">
            <text:p>3,47368421052632</text:p>
          </table:table-cell>
          <table:table-cell table:formula="of:=-[.A37]*([.D37]-[.$D$40]) / (([.A37]-1)*[.$D$40])" office:value-type="float" office:value="0.813852813852814" calcext:value-type="float">
            <text:p>0,813852813852814</text:p>
          </table:table-cell>
        </table:table-row>
        <table:table-row table:style-name="ro1">
          <table:table-cell office:value-type="string" calcext:value-type="string">
            <text:p>cmd=limits lib=serial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45" calcext:value-type="float">
            <text:p>1,445</text:p>
          </table:table-cell>
          <table:table-cell office:value-type="float" office:value="1.452" calcext:value-type="float">
            <text:p>1,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d=limits lib=pthread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pthread</text:p>
          </table:table-cell>
          <table:table-cell office:value-type="string" calcext:value-type="string">
            <text:p>p(i)_pthr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13" calcext:value-type="float">
            <text:p>1,413</text:p>
          </table:table-cell>
          <table:table-cell office:value-type="float" office:value="1.42" calcext:value-type="float">
            <text:p>1,42</text:p>
          </table:table-cell>
          <table:table-cell table:formula="of:=[.$D$40]/[.D43]" office:value-type="float" office:value="1.02253521126761" calcext:value-type="float">
            <text:p>1,02253521126761</text:p>
          </table:table-cell>
          <table:table-cell table:formula="of:=-[.A43]*([.D43]-[.$D$40]) / (([.A43]-1)*[.$D$40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57" calcext:value-type="float">
            <text:p>1,457</text:p>
          </table:table-cell>
          <table:table-cell office:value-type="float" office:value="0.735" calcext:value-type="float">
            <text:p>0,735</text:p>
          </table:table-cell>
          <table:table-cell table:formula="of:=[.$D$40]/[.D44]" office:value-type="float" office:value="1.97551020408163" calcext:value-type="float">
            <text:p>1,97551020408163</text:p>
          </table:table-cell>
          <table:table-cell table:formula="of:=-[.A44]*([.D44]-[.$D$40]) / (([.A44]-1)*[.$D$40])" office:value-type="float" office:value="0.987603305785124" calcext:value-type="float">
            <text:p>0,987603305785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,56</text:p>
          </table:table-cell>
          <table:table-cell office:value-type="float" office:value="0.533" calcext:value-type="float">
            <text:p>0,533</text:p>
          </table:table-cell>
          <table:table-cell table:formula="of:=[.$D$40]/[.D45]" office:value-type="float" office:value="2.72420262664165" calcext:value-type="float">
            <text:p>2,72420262664165</text:p>
          </table:table-cell>
          <table:table-cell table:formula="of:=-[.A45]*([.D45]-[.$D$40]) / (([.A45]-1)*[.$D$40])" office:value-type="float" office:value="0.949380165289256" calcext:value-type="float">
            <text:p>0,949380165289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422" calcext:value-type="float">
            <text:p>0,422</text:p>
          </table:table-cell>
          <table:table-cell table:formula="of:=[.$D$40]/[.D46]" office:value-type="float" office:value="3.44075829383886" calcext:value-type="float">
            <text:p>3,44075829383886</text:p>
          </table:table-cell>
          <table:table-cell table:formula="of:=-[.A46]*([.D46]-[.$D$40]) / (([.A46]-1)*[.$D$40])" office:value-type="float" office:value="0.945821854912764" calcext:value-type="float">
            <text:p>0,945821854912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58" calcext:value-type="float">
            <text:p>1,558</text:p>
          </table:table-cell>
          <table:table-cell office:value-type="float" office:value="0.485" calcext:value-type="float">
            <text:p>0,485</text:p>
          </table:table-cell>
          <table:table-cell table:formula="of:=[.$D$40]/[.D47]" office:value-type="float" office:value="2.99381443298969" calcext:value-type="float">
            <text:p>2,99381443298969</text:p>
          </table:table-cell>
          <table:table-cell table:formula="of:=-[.A47]*([.D47]-[.$D$40]) / (([.A47]-1)*[.$D$40])" office:value-type="float" office:value="0.832472451790634" calcext:value-type="float">
            <text:p>0,832472451790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3" calcext:value-type="float">
            <text:p>1,573</text:p>
          </table:table-cell>
          <table:table-cell office:value-type="float" office:value="0.44" calcext:value-type="float">
            <text:p>0,44</text:p>
          </table:table-cell>
          <table:table-cell table:formula="of:=[.$D$40]/[.D48]" office:value-type="float" office:value="3.3" calcext:value-type="float">
            <text:p>3,3</text:p>
          </table:table-cell>
          <table:table-cell table:formula="of:=-[.A48]*([.D48]-[.$D$40]) / (([.A48]-1)*[.$D$40])" office:value-type="float" office:value="0.836363636363636" calcext:value-type="float">
            <text:p>0,836363636363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445" calcext:value-type="float">
            <text:p>0,445</text:p>
          </table:table-cell>
          <table:table-cell table:formula="of:=[.$D$40]/[.D49]" office:value-type="float" office:value="3.26292134831461" calcext:value-type="float">
            <text:p>3,26292134831461</text:p>
          </table:table-cell>
          <table:table-cell table:formula="of:=-[.A49]*([.D49]-[.$D$40]) / (([.A49]-1)*[.$D$40])" office:value-type="float" office:value="0.809113865932048" calcext:value-type="float">
            <text:p>0,80911386593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.582" calcext:value-type="float">
            <text:p>1,582</text:p>
          </table:table-cell>
          <table:table-cell office:value-type="float" office:value="0.435" calcext:value-type="float">
            <text:p>0,435</text:p>
          </table:table-cell>
          <table:table-cell table:formula="of:=[.$D$40]/[.D50]" office:value-type="float" office:value="3.33793103448276" calcext:value-type="float">
            <text:p>3,33793103448276</text:p>
          </table:table-cell>
          <table:table-cell table:formula="of:=-[.A50]*([.D50]-[.$D$40]) / (([.A50]-1)*[.$D$40])" office:value-type="float" office:value="0.800472255017709" calcext:value-type="float">
            <text:p>0,800472255017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00-00-00</text:date>, <text:time style:data-style-name="N2" text:time-value="13:58:11.851563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5:15:01.027884046</dc:date>
    <meta:editing-duration>PT1H4M42S</meta:editing-duration>
    <meta:editing-cycles>2</meta:editing-cycles>
    <meta:generator>LibreOffice/6.2.6.2$Linux_X86_64 LibreOffice_project/20$Build-2</meta:generator>
    <meta:document-statistic meta:table-count="1" meta:cell-count="2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limits : f(i) pour TBB et pthread</text:p>
        </chart:title>
        <chart:legend chart:legend-position="end" svg:x="12.936cm" svg:y="3.952cm" style:legend-expansion="high" chart:style-name="ch3"/>
        <chart:plot-area chart:style-name="ch4" table:cell-range-address="time_dragonizer_draw_pthread_26.A30:time_dragonizer_draw_pthread_26.A37 time_dragonizer_draw_pthread_26.E29:time_dragonizer_draw_pthread_26.E37 time_dragonizer_draw_pthread_26.E42:time_dragonizer_draw_pthread_26.E50" chart:data-source-has-labels="row" svg:x="1.331cm" svg:y="1.275cm" svg:width="11.285cm" svg:height="6.564cm">
          <chartooo:coordinate-region svg:x="2.058cm" svg:y="1.474cm" svg:width="10.464cm" svg:height="5.718cm"/>
          <chart:axis chart:dimension="x" chart:name="primary-x" chart:style-name="ch5">
            <chart:title svg:x="6.175cm" svg:y="8.019cm" chart:style-name="ch6">
              <text:p>nb_thread</text:p>
            </chart:title>
          </chart:axis>
          <chart:axis chart:dimension="y" chart:name="primary-y" chart:style-name="ch5">
            <chart:title svg:x="0.451cm" svg:y="5.501cm" chart:style-name="ch7">
              <text:p>f(nb_thread)</text:p>
            </chart:title>
            <chart:grid chart:style-name="ch8" chart:class="major"/>
          </chart:axis>
          <chart:series chart:style-name="ch9" chart:values-cell-range-address="time_dragonizer_draw_pthread_26.E30:time_dragonizer_draw_pthread_26.E37" chart:label-cell-address="time_dragonizer_draw_pthread_26.E29:time_dragonizer_draw_pthread_26.E29" chart:class="chart:scatter">
            <chart:domain table:cell-range-address="time_dragonizer_draw_pthread_26.A30:time_dragonizer_draw_pthread_26.A37"/>
            <chart:data-point chart:repeated="8"/>
          </chart:series>
          <chart:series chart:style-name="ch10" chart:values-cell-range-address="time_dragonizer_draw_pthread_26.E43:time_dragonizer_draw_pthread_26.E50" chart:label-cell-address="time_dragonizer_draw_pthread_26.E42:time_dragonizer_draw_pthread_26.E42" chart:class="chart:scatter">
            <chart:domain table:cell-range-address="time_dragonizer_draw_pthread_26.A43:time_dragonizer_draw_pthread_26.A5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(i)_tbb</text:p>
                <draw:g>
                  <svg:desc>time_dragonizer_draw_pthread_26.E29:time_dragonizer_draw_pthread_26.E29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f(i)_pthread</text:p>
                <draw:g>
                  <svg:desc>time_dragonizer_draw_pthread_26.E42:time_dragonizer_draw_pthread_26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_dragonizer_draw_pthread_26.A30:time_dragonizer_draw_pthread_26.A37</svg:desc>
                </draw:g>
              </table:table-cell>
              <table:table-cell office:value-type="float" office:value="1.03125">
                <text:p>1.03125</text:p>
                <draw:g>
                  <svg:desc>time_dragonizer_draw_pthread_26.E30:time_dragonizer_draw_pthread_26.E37</svg:desc>
                </draw:g>
              </table:table-cell>
              <table:table-cell office:value-type="float" office:value="1">
                <text:p>1</text:p>
                <draw:g>
                  <svg:desc>time_dragonizer_draw_pthread_26.A43:time_dragonizer_draw_pthread_26.A50</svg:desc>
                </draw:g>
              </table:table-cell>
              <table:table-cell office:value-type="float" office:value="1.02253521126761">
                <text:p>1.02253521126761</text:p>
                <draw:g>
                  <svg:desc>time_dragonizer_draw_pthread_26.E43:time_dragonizer_draw_pthread_26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360655737705">
                <text:p>1.98360655737705</text:p>
              </table:table-cell>
              <table:table-cell office:value-type="float" office:value="2">
                <text:p>2</text:p>
              </table:table-cell>
              <table:table-cell office:value-type="float" office:value="1.97551020408163">
                <text:p>1.97551020408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5521821631879">
                <text:p>2.75521821631879</text:p>
              </table:table-cell>
              <table:table-cell office:value-type="float" office:value="3">
                <text:p>3</text:p>
              </table:table-cell>
              <table:table-cell office:value-type="float" office:value="2.72420262664165">
                <text:p>2.72420262664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6756756756757">
                <text:p>3.56756756756757</text:p>
              </table:table-cell>
              <table:table-cell office:value-type="float" office:value="4">
                <text:p>4</text:p>
              </table:table-cell>
              <table:table-cell office:value-type="float" office:value="3.44075829383886">
                <text:p>3.44075829383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756756756757">
                <text:p>3.56756756756757</text:p>
              </table:table-cell>
              <table:table-cell office:value-type="float" office:value="5">
                <text:p>5</text:p>
              </table:table-cell>
              <table:table-cell office:value-type="float" office:value="2.99381443298969">
                <text:p>2.993814432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52427184466019">
                <text:p>3.52427184466019</text:p>
              </table:table-cell>
              <table:table-cell office:value-type="float" office:value="6">
                <text:p>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2427184466019">
                <text:p>3.52427184466019</text:p>
              </table:table-cell>
              <table:table-cell office:value-type="float" office:value="7">
                <text:p>7</text:p>
              </table:table-cell>
              <table:table-cell office:value-type="float" office:value="3.26292134831461">
                <text:p>3.26292134831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8">
                <text:p>8</text:p>
              </table:table-cell>
              <table:table-cell office:value-type="float" office:value="3.33793103448276">
                <text:p>3.33793103448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draw : p(i) pour TBB et pthread</text:p>
        </chart:title>
        <chart:legend chart:legend-position="end" svg:x="12.857cm" svg:y="3.952cm" style:legend-expansion="high" chart:style-name="ch3"/>
        <chart:plot-area chart:style-name="ch4" table:cell-range-address="time_dragonizer_draw_pthread_26.A4:time_dragonizer_draw_pthread_26.A10 time_dragonizer_draw_pthread_26.F42:time_dragonizer_draw_pthread_26.F42 time_dragonizer_draw_pthread_26.F4:time_dragonizer_draw_pthread_26.F10 time_dragonizer_draw_pthread_26.F29:time_dragonizer_draw_pthread_26.F29 time_dragonizer_draw_pthread_26.F14:time_dragonizer_draw_pthread_26.F20" chart:data-source-has-labels="row" svg:x="1.331cm" svg:y="1.275cm" svg:width="11.206cm" svg:height="6.564cm">
          <chartooo:coordinate-region svg:x="2.164cm" svg:y="1.475cm" svg:width="10.279cm" svg:height="6.165cm"/>
          <chart:axis chart:dimension="x" chart:name="primary-x" chart:style-name="ch5">
            <chart:title svg:x="6.136cm" svg:y="8.019cm" chart:style-name="ch6">
              <text:p>nb_thread</text:p>
            </chart:title>
          </chart:axis>
          <chart:axis chart:dimension="y" chart:name="primary-y" chart:style-name="ch5">
            <chart:title svg:x="0.451cm" svg:y="5.554cm" chart:style-name="ch7">
              <text:p>p(nb_thread)</text:p>
            </chart:title>
            <chart:grid chart:style-name="ch8" chart:class="major"/>
          </chart:axis>
          <chart:series chart:style-name="ch9" chart:values-cell-range-address="time_dragonizer_draw_pthread_26.F4:time_dragonizer_draw_pthread_26.F10" chart:label-cell-address="time_dragonizer_draw_pthread_26.F42:time_dragonizer_draw_pthread_26.F42" chart:class="chart:scatter">
            <chart:domain table:cell-range-address="time_dragonizer_draw_pthread_26.A4:time_dragonizer_draw_pthread_26.A10"/>
            <chart:data-point chart:repeated="7"/>
          </chart:series>
          <chart:series chart:style-name="ch10" chart:values-cell-range-address="time_dragonizer_draw_pthread_26.F14:time_dragonizer_draw_pthread_26.F20" chart:label-cell-address="time_dragonizer_draw_pthread_26.F29:time_dragonizer_draw_pthread_26.F29" chart:class="chart:scatter">
            <chart:domain table:cell-range-address="time_dragonizer_draw_pthread_26.A14:time_dragonizer_draw_pthread_26.A2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(i)_pthread</text:p>
                <draw:g>
                  <svg:desc>time_dragonizer_draw_pthread_26.F42:time_dragonizer_draw_pthread_26.F4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(i)_tbb</text:p>
                <draw:g>
                  <svg:desc>time_dragonizer_draw_pthread_26.F29:time_dragonizer_draw_pthread_26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ime_dragonizer_draw_pthread_26.A4:time_dragonizer_draw_pthread_26.A10</svg:desc>
                </draw:g>
              </table:table-cell>
              <table:table-cell office:value-type="float" office:value="0.956633748389867">
                <text:p>0.956633748389867</text:p>
                <draw:g>
                  <svg:desc>time_dragonizer_draw_pthread_26.F4:time_dragonizer_draw_pthread_26.F10</svg:desc>
                </draw:g>
              </table:table-cell>
              <table:table-cell office:value-type="float" office:value="2">
                <text:p>2</text:p>
                <draw:g>
                  <svg:desc>time_dragonizer_draw_pthread_26.A14:time_dragonizer_draw_pthread_26.A20</svg:desc>
                </draw:g>
              </table:table-cell>
              <table:table-cell office:value-type="float" office:value="-0.0717045942464576">
                <text:p>-0.0717045942464576</text:p>
                <draw:g>
                  <svg:desc>time_dragonizer_draw_pthread_26.F14:time_dragonizer_draw_pthread_26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1616573636754">
                <text:p>0.91616573636754</text:p>
              </table:table-cell>
              <table:table-cell office:value-type="float" office:value="3">
                <text:p>3</text:p>
              </table:table-cell>
              <table:table-cell office:value-type="float" office:value="0.388042078145127">
                <text:p>0.388042078145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7722913983112">
                <text:p>0.927722913983112</text:p>
              </table:table-cell>
              <table:table-cell office:value-type="float" office:value="4">
                <text:p>4</text:p>
              </table:table-cell>
              <table:table-cell office:value-type="float" office:value="0.571060541004723">
                <text:p>0.571060541004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06676685272649">
                <text:p>0.806676685272649</text:p>
              </table:table-cell>
              <table:table-cell office:value-type="float" office:value="5">
                <text:p>5</text:p>
              </table:table-cell>
              <table:table-cell office:value-type="float" office:value="0.532148990983255">
                <text:p>0.532148990983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18205238299699">
                <text:p>0.818205238299699</text:p>
              </table:table-cell>
              <table:table-cell office:value-type="float" office:value="6">
                <text:p>6</text:p>
              </table:table-cell>
              <table:table-cell office:value-type="float" office:value="0.50390725633319">
                <text:p>0.50390725633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93473593817089">
                <text:p>0.793473593817089</text:p>
              </table:table-cell>
              <table:table-cell office:value-type="float" office:value="7">
                <text:p>7</text:p>
              </table:table-cell>
              <table:table-cell office:value-type="float" office:value="0.492164018892229">
                <text:p>0.492164018892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2187327485739">
                <text:p>0.782187327485739</text:p>
              </table:table-cell>
              <table:table-cell office:value-type="float" office:value="8">
                <text:p>8</text:p>
              </table:table-cell>
              <table:table-cell office:value-type="float" office:value="0.480402379930074">
                <text:p>0.480402379930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imits : p(i) pour TBB et pthread</text:p>
        </chart:title>
        <chart:legend chart:legend-position="end" svg:x="12.857cm" svg:y="3.952cm" style:legend-expansion="high" chart:style-name="ch3"/>
        <chart:plot-area chart:style-name="ch4" table:cell-range-address="time_dragonizer_draw_pthread_26.A44:time_dragonizer_draw_pthread_26.A50 time_dragonizer_draw_pthread_26.F42:time_dragonizer_draw_pthread_26.F42 time_dragonizer_draw_pthread_26.F44:time_dragonizer_draw_pthread_26.F50 time_dragonizer_draw_pthread_26.F29:time_dragonizer_draw_pthread_26.F29 time_dragonizer_draw_pthread_26.F31:time_dragonizer_draw_pthread_26.F37" chart:data-source-has-labels="row" svg:x="1.331cm" svg:y="1.275cm" svg:width="11.206cm" svg:height="6.564cm">
          <chartooo:coordinate-region svg:x="2.058cm" svg:y="1.475cm" svg:width="10.385cm" svg:height="5.717cm"/>
          <chart:axis chart:dimension="x" chart:name="primary-x" chart:style-name="ch5">
            <chart:title svg:x="6.136cm" svg:y="8.019cm" chart:style-name="ch6">
              <text:p>nb_thread</text:p>
            </chart:title>
          </chart:axis>
          <chart:axis chart:dimension="y" chart:name="primary-y" chart:style-name="ch5">
            <chart:title svg:x="0.451cm" svg:y="5.554cm" chart:style-name="ch7">
              <text:p>p(nb_thread)</text:p>
            </chart:title>
            <chart:grid chart:style-name="ch8" chart:class="major"/>
          </chart:axis>
          <chart:series chart:style-name="ch9" chart:values-cell-range-address="time_dragonizer_draw_pthread_26.F44:time_dragonizer_draw_pthread_26.F50" chart:label-cell-address="time_dragonizer_draw_pthread_26.F42:time_dragonizer_draw_pthread_26.F42" chart:class="chart:scatter">
            <chart:domain table:cell-range-address="time_dragonizer_draw_pthread_26.A44:time_dragonizer_draw_pthread_26.A50"/>
            <chart:data-point chart:repeated="7"/>
          </chart:series>
          <chart:series chart:style-name="ch10" chart:values-cell-range-address="time_dragonizer_draw_pthread_26.F31:time_dragonizer_draw_pthread_26.F37" chart:label-cell-address="time_dragonizer_draw_pthread_26.F29:time_dragonizer_draw_pthread_26.F29" chart:class="chart:scatter">
            <chart:domain table:cell-range-address="time_dragonizer_draw_pthread_26.A31:time_dragonizer_draw_pthread_26.A3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(i)_pthread</text:p>
                <draw:g>
                  <svg:desc>time_dragonizer_draw_pthread_26.F42:time_dragonizer_draw_pthread_26.F4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(i)_tbb</text:p>
                <draw:g>
                  <svg:desc>time_dragonizer_draw_pthread_26.F29:time_dragonizer_draw_pthread_26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ime_dragonizer_draw_pthread_26.A44:time_dragonizer_draw_pthread_26.A50</svg:desc>
                </draw:g>
              </table:table-cell>
              <table:table-cell office:value-type="float" office:value="0.987603305785124">
                <text:p>0.987603305785124</text:p>
                <draw:g>
                  <svg:desc>time_dragonizer_draw_pthread_26.F44:time_dragonizer_draw_pthread_26.F50</svg:desc>
                </draw:g>
              </table:table-cell>
              <table:table-cell office:value-type="float" office:value="2">
                <text:p>2</text:p>
                <draw:g>
                  <svg:desc>time_dragonizer_draw_pthread_26.A31:time_dragonizer_draw_pthread_26.A37</svg:desc>
                </draw:g>
              </table:table-cell>
              <table:table-cell office:value-type="float" office:value="0.991735537190083">
                <text:p>0.991735537190083</text:p>
                <draw:g>
                  <svg:desc>time_dragonizer_draw_pthread_26.F31:time_dragonizer_draw_pthread_26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80165289256">
                <text:p>0.949380165289256</text:p>
              </table:table-cell>
              <table:table-cell office:value-type="float" office:value="3">
                <text:p>3</text:p>
              </table:table-cell>
              <table:table-cell office:value-type="float" office:value="0.955578512396694">
                <text:p>0.955578512396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5821854912764">
                <text:p>0.945821854912764</text:p>
              </table:table-cell>
              <table:table-cell office:value-type="float" office:value="4">
                <text:p>4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32472451790634">
                <text:p>0.832472451790634</text:p>
              </table:table-cell>
              <table:table-cell office:value-type="float" office:value="5">
                <text:p>5</text:p>
              </table:table-cell>
              <table:table-cell office:value-type="float" office:value="0.899621212121212">
                <text:p>0.89962121212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36363636363636">
                <text:p>0.836363636363636</text:p>
              </table:table-cell>
              <table:table-cell office:value-type="float" office:value="6">
                <text:p>6</text:p>
              </table:table-cell>
              <table:table-cell office:value-type="float" office:value="0.859504132231405">
                <text:p>0.859504132231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09113865932048">
                <text:p>0.809113865932048</text:p>
              </table:table-cell>
              <table:table-cell office:value-type="float" office:value="7">
                <text:p>7</text:p>
              </table:table-cell>
              <table:table-cell office:value-type="float" office:value="0.835629017447199">
                <text:p>0.835629017447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00472255017709">
                <text:p>0.800472255017709</text:p>
              </table:table-cell>
              <table:table-cell office:value-type="float" office:value="8">
                <text:p>8</text:p>
              </table:table-cell>
              <table:table-cell office:value-type="float" office:value="0.813852813852814">
                <text:p>0.813852813852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draw : f(i) pour TBB et pthread</text:p>
        </chart:title>
        <chart:legend chart:legend-position="end" svg:x="12.936cm" svg:y="3.952cm" style:legend-expansion="high" chart:style-name="ch3"/>
        <chart:plot-area chart:style-name="ch4" table:cell-range-address="time_dragonizer_draw_pthread_26.A3:time_dragonizer_draw_pthread_26.A10 time_dragonizer_draw_pthread_26.E29:time_dragonizer_draw_pthread_26.E29 time_dragonizer_draw_pthread_26.E13:time_dragonizer_draw_pthread_26.E20 time_dragonizer_draw_pthread_26.E42:time_dragonizer_draw_pthread_26.E42 time_dragonizer_draw_pthread_26.E3:time_dragonizer_draw_pthread_26.E10" chart:data-source-has-labels="row" svg:x="1.331cm" svg:y="1.275cm" svg:width="11.285cm" svg:height="6.564cm">
          <chartooo:coordinate-region svg:x="2.058cm" svg:y="1.474cm" svg:width="10.464cm" svg:height="5.718cm"/>
          <chart:axis chart:dimension="x" chart:name="primary-x" chart:style-name="ch5">
            <chart:title svg:x="6.175cm" svg:y="8.019cm" chart:style-name="ch6">
              <text:p>nb_thread</text:p>
            </chart:title>
          </chart:axis>
          <chart:axis chart:dimension="y" chart:name="primary-y" chart:style-name="ch5">
            <chart:title svg:x="0.451cm" svg:y="5.501cm" chart:style-name="ch7">
              <text:p>f(nb_thread)</text:p>
            </chart:title>
            <chart:grid chart:style-name="ch8" chart:class="major"/>
          </chart:axis>
          <chart:series chart:style-name="ch9" chart:values-cell-range-address="time_dragonizer_draw_pthread_26.E13:time_dragonizer_draw_pthread_26.E20" chart:label-cell-address="time_dragonizer_draw_pthread_26.E29:time_dragonizer_draw_pthread_26.E29" chart:class="chart:scatter">
            <chart:domain table:cell-range-address="time_dragonizer_draw_pthread_26.A3:time_dragonizer_draw_pthread_26.A10"/>
            <chart:data-point chart:repeated="8"/>
          </chart:series>
          <chart:series chart:style-name="ch10" chart:values-cell-range-address="time_dragonizer_draw_pthread_26.E3:time_dragonizer_draw_pthread_26.E10" chart:label-cell-address="time_dragonizer_draw_pthread_26.E42:time_dragonizer_draw_pthread_26.E4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(i)_tbb</text:p>
                <draw:g>
                  <svg:desc>time_dragonizer_draw_pthread_26.E29:time_dragonizer_draw_pthread_26.E29</svg:desc>
                </draw:g>
              </table:table-cell>
              <table:table-cell office:value-type="string">
                <text:p>f(i)_pthread</text:p>
                <draw:g>
                  <svg:desc>time_dragonizer_draw_pthread_26.E42:time_dragonizer_draw_pthread_26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_dragonizer_draw_pthread_26.A3:time_dragonizer_draw_pthread_26.A10</svg:desc>
                </draw:g>
              </table:table-cell>
              <table:table-cell office:value-type="float" office:value="0.50834879406308">
                <text:p>0.50834879406308</text:p>
                <draw:g>
                  <svg:desc>time_dragonizer_draw_pthread_26.E13:time_dragonizer_draw_pthread_26.E20</svg:desc>
                </draw:g>
              </table:table-cell>
              <table:table-cell office:value-type="float" office:value="1.00888022525449">
                <text:p>1.00888022525449</text:p>
                <draw:g>
                  <svg:desc>time_dragonizer_draw_pthread_26.E3:time_dragonizer_draw_pthread_26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5388601036269">
                <text:p>0.965388601036269</text:p>
              </table:table-cell>
              <table:table-cell office:value-type="float" office:value="1.91687242798354">
                <text:p>1.91687242798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4897190848538">
                <text:p>1.34897190848538</text:p>
              </table:table-cell>
              <table:table-cell office:value-type="float" office:value="2.569222283508">
                <text:p>2.569222283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4915508824634">
                <text:p>1.74915508824634</text:p>
              </table:table-cell>
              <table:table-cell office:value-type="float" office:value="3.28722653493296">
                <text:p>3.28722653493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74130841121495">
                <text:p>1.74130841121495</text:p>
              </table:table-cell>
              <table:table-cell office:value-type="float" office:value="2.81961259079903">
                <text:p>2.81961259079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239082161362">
                <text:p>1.7239082161362</text:p>
              </table:table-cell>
              <table:table-cell office:value-type="float" office:value="3.14304993252362">
                <text:p>3.14304993252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2966951355366">
                <text:p>1.72966951355366</text:p>
              </table:table-cell>
              <table:table-cell office:value-type="float" office:value="3.1261744966443">
                <text:p>3.1261744966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72518518518519">
                <text:p>1.72518518518519</text:p>
              </table:table-cell>
              <table:table-cell office:value-type="float" office:value="3.1687074829932">
                <text:p>3.16870748299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